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7" style:family="table-column">
      <style:table-column-properties fo:break-before="auto" style:column-width="24.687cm"/>
    </style:style>
    <style:style style:name="co6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386cm"/>
    </style:style>
    <style:style style:name="co4" style:family="table-column">
      <style:table-column-properties fo:break-before="auto" style:column-width="0.938cm"/>
    </style:style>
    <style:style style:name="co5" style:family="table-column">
      <style:table-column-properties fo:break-before="auto" style:column-width="4.81cm"/>
    </style:style>
    <style:style style:name="co8" style:family="table-column">
      <style:table-column-properties fo:break-before="auto" style:column-width="16.919cm"/>
    </style:style>
    <style:style style:name="co9" style:family="table-column">
      <style:table-column-properties fo:break-before="auto" style:column-width="6.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fo:wrap-option="wrap" style:vertical-align="top"/>
      <style:text-properties style:text-position="" style:font-name="ＭＳ ゴシック" fo:font-size="10pt" fo:font-weight="bold" style:font-name-asian="ＭＳ ゴシック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wrap-option="wrap" style:vertical-align="top"/>
      <style:text-properties style:text-position="" style:font-name="ＭＳ ゴシック" fo:font-size="10pt" style:font-name-asian="ＭＳ ゴシック" style:font-size-asian="10pt" style:font-size-complex="10pt"/>
    </style:style>
    <style:style style:name="ce24" style:family="table-cell" style:parent-style-name="Default">
      <style:table-cell-properties style:vertical-align="top"/>
      <style:text-properties style:text-position="" style:font-name="ＭＳ ゴシック" fo:font-size="10pt" style:font-name-asian="ＭＳ ゴシック" style:font-size-asian="10pt" style:font-size-complex="10pt"/>
    </style:style>
    <style:style style:name="ce4" style:family="table-cell" style:parent-style-name="Default">
      <style:table-cell-properties fo:background-color="transparent" style:vertical-align="top"/>
      <style:text-properties style:font-name="ＭＳ ゴシック" fo:font-weight="bold" style:font-name-asian="ＭＳ ゴシック" style:font-weight-asian="bold" style:font-weight-complex="bold"/>
    </style:style>
    <style:style style:name="ce5" style:family="table-cell" style:parent-style-name="Default">
      <style:table-cell-properties fo:background-color="transparent" style:vertical-align="top"/>
      <style:text-properties style:font-name="ＭＳ ゴシック" style:font-name-asian="ＭＳ ゴシック"/>
    </style:style>
    <style:style style:name="ce6" style:family="table-cell" style:parent-style-name="Default">
      <style:table-cell-properties style:vertical-align="bottom"/>
      <style:text-properties style:font-name="ＭＳ ゴシック" style:font-name-asian="ＭＳ ゴシック"/>
    </style:style>
    <style:style style:name="ce7" style:family="table-cell" style:parent-style-name="Default">
      <style:table-cell-properties style:vertical-align="top"/>
      <style:text-properties style:font-name="ＭＳ ゴシック" style:font-name-asian="ＭＳ ゴシック"/>
    </style:style>
    <style:style style:name="ce8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center" fo:margin-left="0cm"/>
      <style:text-properties style:font-name="ＭＳ ゴシック" style:font-name-asian="ＭＳ ゴシック"/>
    </style:style>
    <style:style style:name="ce9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center" fo:margin-left="0cm"/>
      <style:text-properties style:font-name="ＭＳ ゴシック" style:font-name-asian="ＭＳ ゴシック"/>
    </style:style>
    <style:style style:name="ce10" style:family="table-cell" style:parent-style-name="Default">
      <style:table-cell-properties fo:border="0.06pt solid #000000" style:vertical-align="top"/>
      <style:text-properties style:font-name="ＭＳ ゴシック" style:font-name-asian="ＭＳ ゴシック"/>
    </style:style>
    <style:style style:name="ce11" style:family="table-cell" style:parent-style-name="Default">
      <style:text-properties style:font-name="ＭＳ ゴシック" style:font-name-asian="ＭＳ ゴシック"/>
    </style:style>
    <style:style style:name="ce12" style:family="table-cell" style:parent-style-name="Default">
      <style:table-cell-properties fo:wrap-option="wrap" style:vertical-align="top"/>
      <style:text-properties style:use-window-font-color="true" style:font-name="ＭＳ ゴシック" style:font-name-asian="ＭＳ ゴシック"/>
    </style:style>
    <style:style style:name="ce13" style:family="table-cell" style:parent-style-name="Default">
      <style:table-cell-properties style:vertical-align="top"/>
      <style:text-properties style:font-name="ＭＳ ゴシック" style:font-name-asian="ＭＳ ゴシック" style:font-name-complex="Mangal"/>
    </style:style>
    <style:style style:name="ce14" style:family="table-cell" style:parent-style-name="Default">
      <style:table-cell-properties fo:wrap-option="wrap" style:vertical-align="top"/>
      <style:text-properties style:font-name="ＭＳ ゴシック" fo:font-size="10pt" fo:font-weight="bold" style:font-name-asian="ＭＳ ゴシック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wrap-option="wrap" style:vertical-align="top"/>
      <style:text-properties style:font-name="ＭＳ ゴシック" fo:font-size="10pt" style:font-name-asian="ＭＳ ゴシック" style:font-size-asian="10pt" style:font-size-complex="10pt"/>
    </style:style>
    <style:style style:name="ce16" style:family="table-cell" style:parent-style-name="Default">
      <style:table-cell-properties style:vertical-align="top"/>
      <style:text-properties style:font-name="ＭＳ ゴシック" fo:font-size="10pt" style:font-name-asian="ＭＳ ゴシック" style:font-size-asian="10pt" style:font-size-complex="10pt"/>
    </style:style>
  </office:automatic-styles>
  <office:body>
    <office:spreadsheet>
      <table:table table:name="サンプル説明" table:style-name="ta1">
        <office:forms form:automatic-focus="false" form:apply-design-mode="false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8" table:default-cell-style-name="ce7"/>
        <table:table-column table:style-name="co9" table:default-cell-style-name="ce7"/>
        <table:table-column table:style-name="co6" table:number-columns-repeated="1019" table:default-cell-style-name="ce7"/>
        <table:table-row table:style-name="ro1">
          <table:table-cell table:style-name="ce4" office:value-type="string" calcext:value-type="string" table:number-columns-spanned="5" table:number-rows-spanned="1">
            <text:p>サンプル説明</text:p>
          </table:table-cell>
          <table:covered-table-cell table:number-columns-repeated="3" table:style-name="ce8"/>
          <table:covered-table-cell table:style-name="ce5"/>
          <table:table-cell table:style-name="ce5" table:number-columns-repeated="1019"/>
        </table:table-row>
        <table:table-row table:style-name="ro1">
          <table:table-cell table:style-name="ce5"/>
          <table:table-cell table:style-name="ce8" table:number-columns-repeated="3"/>
          <table:table-cell table:style-name="ce5" table:number-columns-repeated="1020"/>
        </table:table-row>
        <table:table-row table:style-name="ro1">
          <table:table-cell table:style-name="ce6"/>
          <table:table-cell table:style-name="ce9" office:value-type="string" calcext:value-type="string">
            <text:p>No.</text:p>
          </table:table-cell>
          <table:table-cell table:style-name="ce9"/>
          <table:table-cell table:style-name="ce9" office:value-type="string" calcext:value-type="string">
            <text:p>説明</text:p>
          </table:table-cell>
          <table:table-cell table:style-name="ce9" office:value-type="string" calcext:value-type="string">
            <text:p>備考</text:p>
          </table:table-cell>
          <table:table-cell table:style-name="ce6" table:number-columns-repeated="1019"/>
        </table:table-row>
        <table:table-row table:style-name="ro1">
          <table:table-cell/>
          <table:table-cell table:style-name="ce10" table:formula="of:=ROW()-3" office:value-type="float" office:value="1" calcext:value-type="float">
            <text:p>1</text:p>
          </table:table-cell>
          <table:table-cell table:style-name="ce10" office:value-type="string" calcext:value-type="string">
            <text:p><text:a xlink:href="#サンプル１疑似適用結果" xlink:type="simple">サンプル１疑似適用結果</text:a></text:p>
          </table:table-cell>
          <table:table-cell table:style-name="ce10" office:value-type="string" calcext:value-type="string">
            <text:p>サンプル用のホスト1台、各種のリソースタイプごとに複数の設計書で扱います。(単表xN)</text:p>
          </table:table-cell>
          <table:table-cell table:style-name="ce10"/>
          <table:table-cell table:number-columns-repeated="1019"/>
        </table:table-row>
        <table:table-row table:style-name="ro1">
          <table:table-cell/>
          <table:table-cell table:style-name="ce10" table:formula="of:=ROW()-3" office:value-type="float" office:value="2" calcext:value-type="float">
            <text:p>2</text:p>
          </table:table-cell>
          <table:table-cell table:style-name="ce10" office:value-type="string" calcext:value-type="string">
            <text:p><text:a xlink:href="#サンプル２疑似適用結果" xlink:type="simple">サンプル２疑似適用結果</text:a></text:p>
          </table:table-cell>
          <table:table-cell table:style-name="ce10" office:value-type="string" calcext:value-type="string">
            <text:p>サンプル用のホスト1台、各種のリソースタイプを1つの設計書で扱います。(複合表x1)</text:p>
          </table:table-cell>
          <table:table-cell table:style-name="ce10"/>
          <table:table-cell table:number-columns-repeated="1019"/>
        </table:table-row>
        <table:table-row table:style-name="ro1">
          <table:table-cell/>
          <table:table-cell table:style-name="ce10" table:formula="of:=ROW()-3" office:value-type="float" office:value="3" calcext:value-type="float">
            <text:p>3</text:p>
          </table:table-cell>
          <table:table-cell table:style-name="ce10" office:value-type="string" calcext:value-type="string">
            <text:p><text:a xlink:href="#サンプル３疑似適用結果" xlink:type="simple">サンプル３疑似適用結果</text:a></text:p>
          </table:table-cell>
          <table:table-cell table:style-name="ce10" office:value-type="string" calcext:value-type="string">
            <text:p>サンプル用のホスト複数台、単表と複合表で扱います。(単表xN+複合表xN)</text:p>
          </table:table-cell>
          <table:table-cell table:style-name="ce10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１．サンプルの実行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/>
          <table:table-cell table:style-name="ce12" office:value-type="string" calcext:value-type="string" table:number-columns-spanned="3" table:number-rows-spanned="1">
            <text:p>※サンプルの実行はすべてPuppetの疑似的な適用であり、実際にシステムを更新することはありません。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11"/>
          <table:table-cell office:value-type="string" calcext:value-type="string" table:number-columns-spanned="3" table:number-rows-spanned="1">
            <text:p>　サンプルの実行は、PMGTインストール後、下記のように行います。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11"/>
          <table:table-cell table:style-name="ce13" office:value-type="string" calcext:value-type="string" table:number-columns-spanned="3" table:number-rows-spanned="1">
            <text:p>cd /etc/puppet/PMGT/demo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/>
          <table:table-cell table:style-name="ce11"/>
          <table:table-cell office:value-type="string" calcext:value-type="string" table:number-columns-spanned="3" table:number-rows-spanned="1">
            <text:p>./demo 1 y</text:p>
          </table:table-cell>
          <table:covered-table-cell table:number-columns-repeated="2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２．サンプルを本適用する場合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　サンプル１を適用、あるいは部分的に適用する場合、下記のように行います。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# 作業ディレクトリに移動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cd /etc/puppet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# サンプル１用「puppet.conf_s1」のコピー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cp -i PMGT/demo/sample1/puppet.conf_s1 <text:s/>.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# オリジナルの「puppet.conf」バックアップ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mv -i puppet.conf puppet.conf.backup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# サンプル１用「puppet.conf_s1」を「puppet.conf」にコピー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cp -i puppet.conf_s1 puppet.conf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# Puppetマスタの再起動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service puppetmaster restart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# 疑似的な適用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FACTER_PMGT_HOSTNAME={適用したいマニフェストのホスト名}; export FACTER_PMGT_HOSTNAME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puppet agent -t -v --noop --certname {適用したいマニフェストのホスト名}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# 適用　※部分的な適用例は下記にあります。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puppet agent -t -v --no-noop --certname {適用したいマニフェストのホスト名}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# 部分的な適用例　※順にモジュール「groups」「users」「files」の適用になります。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puppet agent -t -v --no-noop --certname {適用したいマニフェストのホスト名} --tags group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puppet agent -t -v --no-noop --certname {適用したいマニフェストのホスト名} --tags us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puppet agent -t -v --no-noop --certname {適用したいマニフェストのホスト名} --tags file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# バックアップした「puppet.conf」の復元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mv puppet.conf.backup puppet.conf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# Puppetマスタの再起動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service puppetmaster restart</text:p>
          </table:table-cell>
          <table:covered-table-cell table:number-columns-repeated="2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※モジュール「files」のファイル「consts.txt」の内容は下記のようになります。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root@HMPM01/puppet 10:57:48# cd /etc/puppet/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root@HMPM01/puppet 10:57:49# cat PMGT/demo/sample1/modules/gen/files/templates/consts.txt.erb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このファイルは consts の確認用です。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サンプル定数 全環境 全ホスト <text:s text:c="3"/>&lt;%= c_ea_ha %&gt;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サンプル定数 全環境 1ホスト <text:s text:c="4"/>[&lt;%= c_ea_h1 %&gt;]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サンプル定数 s1環境 全ホスト <text:s text:c="3"/>"&lt;%= c_e1_ha %&gt;"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サンプル定数 s1環境 1ホスト <text:s text:c="4"/>'&lt;%= c_e1_h1 %&gt;'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サンプル定数 ホスト名先頭６桁 <text:s text:c="2"/>(&lt;%= c_hn6 %&gt;)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サンプル定数 ホスト名先頭１桁 <text:s text:c="2"/>&lt;&lt;%= c_hn1 %&gt;&gt;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サンプル定数 ホスト名２桁目から６桁目(編集途中値) <text:s text:c="6"/>&lt;%= c_hn2to6 %&gt;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サンプル定数 ホスト名２桁目 <text:s text:c="4"/>&lt;%= c_hn2 %&gt;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サンプル定数 ホスト名３桁目から６桁目(編集途中値) <text:s text:c="6"/>&lt;%= c_hn3to6 %&gt;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サンプル定数 ホスト名３桁目から４桁目 <text:s text:c="2"/>&lt;%= c_hn3to4 %&gt;</text:p>
          </table:table-cell>
          <table:covered-table-cell table:number-columns-repeated="2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エスケープは下記のように記号「%」２つで行います。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&lt;%%= c_ea_ha %&gt;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root@HMPM01/puppet 10:57:58#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root@HMPM01/puppet 10:58:00# cat /home/guest1/consts.txt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このファイルは consts の確認用です。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サンプル定数 全環境 全ホスト <text:s text:c="3"/>v1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サンプル定数 全環境 1ホスト <text:s text:c="4"/>[v2]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サンプル定数 s1環境 全ホスト <text:s text:c="3"/>"v4"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サンプル定数 s1環境 1ホスト <text:s text:c="4"/>'v5'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サンプル定数 ホスト名先頭６桁 <text:s text:c="2"/>(HMPM01)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サンプル定数 ホスト名先頭１桁 <text:s text:c="2"/>&lt;H&gt;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サンプル定数 ホスト名２桁目から６桁目(編集途中値) <text:s text:c="6"/>MPM01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サンプル定数 ホスト名２桁目 <text:s text:c="4"/>M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サンプル定数 ホスト名３桁目から６桁目(編集途中値) <text:s text:c="6"/>PM01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サンプル定数 ホスト名３桁目から４桁目 <text:s text:c="2"/>PM</text:p>
          </table:table-cell>
          <table:covered-table-cell table:number-columns-repeated="2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エスケープは下記のように記号「%」２つで行います。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&lt;%= c_ea_ha %&gt;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root@HMPM01/puppet 10:58:03#</text:p>
          </table:table-cell>
          <table:covered-table-cell table:number-columns-repeated="2"/>
          <table:table-cell table:number-columns-repeated="1019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サンプル１疑似適用結果" table:style-name="ta1">
        <office:forms form:automatic-focus="false" form:apply-design-mode="false"/>
        <table:table-column table:style-name="co7" table:default-cell-style-name="ce23"/>
        <table:table-column table:style-name="co6" table:number-columns-repeated="1023" table:default-cell-style-name="ce24"/>
        <table:table-row table:style-name="ro1">
          <table:table-cell table:style-name="ce22" office:value-type="string" calcext:value-type="string">
            <text:p>サンプル１疑似適用結果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　※サンプルの疑似適用はデモプログラム「demo」を実行することで行います。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oot@HMPM01/demo 19:24:51# p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/etc/puppet/PMGT/de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ot@HMPM01/demo 19:24:52# 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/ <text:s/>../ <text:s/>demo@ <text:s/>demo.certname* <text:s/>demo.hostname* <text:s/>sample1/ <text:s/>sample2/ <text:s/>sample3/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ot@HMPM01/demo 19:24:54# ./demo 1 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backup puppet.conf - /etc/puppet/PMGT/backup/puppet.conf.de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WARNING: not exist - /etc/puppet/autosign.con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pmgt --config /etc/puppet/PMGT/demo/sample1/config/config.tab ho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STA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load confi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1/config/config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1/config/brackets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load b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1/params/envs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1/params/hosts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1/params/modules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1/params/consts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gen ho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1/hosts/s1_a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1/hosts/s1_all_minus_p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END - 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pmgt --config /etc/puppet/PMGT/demo/sample1/config/config.tab con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STA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load confi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1/config/config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1/config/brackets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load b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1/params/envs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1/params/hosts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1/params/modules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1/params/consts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gen con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1/consts/s1_template.s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1/consts/s1_clear.s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1/consts/s1_template.cs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1/consts/s1_clear.cs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END - 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pmgt --config /etc/puppet/PMGT/demo/sample1/config/config.tab g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STA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load confi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1/config/config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1/config/brackets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load b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1/params/envs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1/params/hosts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1/params/modules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1/params/consts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gen puppet.con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1/puppet.conf_s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gen autosign.con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1/autosign.con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load modu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grou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us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di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packag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fi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gen si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1/manifests/site_s1.p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gen modu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gen module - grou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1/modules/gen/groups/manifests/init.p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gen module - us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1/modules/gen/users/manifests/init.p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gen module - di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1/modules/gen/dirs/manifests/init.p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gen module - packag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1/modules/gen/packages/manifests/init.p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gen module - fi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1/modules/gen/files/manifests/init.p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END - 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environment - s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link /etc/puppet/PMGT/demo/sample1/puppet.conf_s1 to /etc/puppet/puppet.con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restart puppet mas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ppetmaster を停止中: <text:s text:c="36"/>[ <text:s/>OK <text:s/>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ppetmaster を起動中: <text:s text:c="36"/>[ <text:s/>OK <text:s/>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puppet agents (noop) - s1/HMPM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puppet agent -t -v --noop --certname HMPM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Retrieving plu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atalog for hmpm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Applying configuration version '1403346304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guest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Groups]: Would have triggered 'refresh' from 1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guest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guest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Users]: Would have triggered 'refresh' from 2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home/guest1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home/guest2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Dirs]: Would have triggered 'refresh' from 2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Files/File[/home/guest1/file1.txt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Files/File[/home/guest2/consts.txt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Files/File[/home/guest1/consts.txt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Files/File[/home/guest1/file3.txt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Files]: Would have triggered 'refresh' from 4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Stage[main]: Would have triggered 'refresh' from 4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Finished catalog run in 0.62 seco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restore puppet.conf - /etc/puppet/PMGT/backup/puppet.conf.de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ppetmaster を停止中: <text:s text:c="36"/>[ <text:s/>OK <text:s/>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ppetmaster を起動中: <text:s text:c="36"/>[ <text:s/>OK <text:s/>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ot@HMPM01/demo 19:25:06#</text:p>
          </table:table-cell>
          <table:table-cell table:number-columns-repeated="1023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サンプル２疑似適用結果" table:style-name="ta1">
        <office:forms form:automatic-focus="false" form:apply-design-mode="false"/>
        <table:table-column table:style-name="co7" table:default-cell-style-name="ce15"/>
        <table:table-column table:style-name="co6" table:number-columns-repeated="1023" table:default-cell-style-name="ce16"/>
        <table:table-row table:style-name="ro1">
          <table:table-cell table:style-name="ce14" office:value-type="string" calcext:value-type="string">
            <text:p>サンプル２疑似適用結果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　※サンプルの疑似適用はデモプログラム「demo」を実行することで行います。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oot@HMPM01/demo 19:26:46# ./demo 2 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backup puppet.conf - /etc/puppet/PMGT/backup/puppet.conf.de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WARNING: not exist - /etc/puppet/autosign.con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pmgt --config /etc/puppet/PMGT/demo/sample2/config/config.tab ho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STA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load confi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2/config/config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2/config/brackets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load b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2/params/envs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2/params/hosts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2/params/modules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gen ho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2/hosts/s2_a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2/hosts/s2_all_minus_p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END - 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pmgt --config /etc/puppet/PMGT/demo/sample2/config/config.tab con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STA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load confi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2/config/config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2/config/brackets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load b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2/params/envs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2/params/hosts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2/params/modules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gen con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END - 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pmgt --config /etc/puppet/PMGT/demo/sample2/config/config.tab g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STA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load confi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2/config/config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2/config/brackets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load b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2/params/envs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2/params/hosts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2/params/modules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gen puppet.con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2/puppet.conf_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gen autosign.con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2/autosign.con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load modu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multi_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gen si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2/manifests/site_s2.p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gen modu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gen module - multi_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2/modules/gen/multi_module/manifests/init.p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END - 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environment - 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link /etc/puppet/PMGT/demo/sample2/puppet.conf_s2 to /etc/puppet/puppet.con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restart puppet mas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ppetmaster を停止中: <text:s text:c="36"/>[ <text:s/>OK <text:s/>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ppetmaster を起動中: <text:s text:c="36"/>[ <text:s/>OK <text:s/>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puppet agents (noop) - s2/HMPM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puppet agent -t -v --noop --certname HMPM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Retrieving plu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atalog for hmpm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Applying configuration version '1403346412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Multi_module/Group[guest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Multi_module/User[guest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Multi_module/File[/home/guest1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Multi_module/User[guest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Multi_module/File[/home/guest2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Multi_module]: Would have triggered 'refresh' from 5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Stage[main]: Would have triggered 'refresh' from 1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Finished catalog run in 0.62 seco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restore puppet.conf - /etc/puppet/PMGT/backup/puppet.conf.de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ppetmaster を停止中: <text:s text:c="36"/>[ <text:s/>OK <text:s/>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ppetmaster を起動中: <text:s text:c="36"/>[ <text:s/>OK <text:s/>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ot@HMPM01/demo 19:26:54#</text:p>
          </table:table-cell>
          <table:table-cell table:number-columns-repeated="1023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サンプル３疑似適用結果" table:style-name="ta1">
        <office:forms form:automatic-focus="false" form:apply-design-mode="false"/>
        <table:table-column table:style-name="co7" table:default-cell-style-name="ce15"/>
        <table:table-column table:style-name="co6" table:number-columns-repeated="1023" table:default-cell-style-name="ce16"/>
        <table:table-row table:style-name="ro1">
          <table:table-cell table:style-name="ce14" office:value-type="string" calcext:value-type="string">
            <text:p>サンプル３疑似適用結果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　※サンプルの疑似適用はデモプログラム「demo」を実行することで行います。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oot@HMPM01/demo 22:28:39# ./demo 3 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backup puppet.conf - /etc/puppet/PMGT/backup/puppet.conf.de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backup autosign.conf - /etc/puppet/PMGT/backup/autosign.conf.dem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pmgt --config /etc/puppet/PMGT/demo/sample3/config/config.tab ho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STA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load confi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config/config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config/brackets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load b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params/envs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params/hosts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params/modules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gen ho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hosts/m_a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hosts/t_a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hosts/s_a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hosts/r_a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hosts/m_all_minus_p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hosts/t_all_minus_p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hosts/s_all_minus_p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hosts/r_all_minus_p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END - 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pmgt --config /etc/puppet/PMGT/demo/sample3/config/config.tab con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STA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load confi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config/config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config/brackets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load b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params/envs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params/hosts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params/modules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gen con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END - 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pmgt --config /etc/puppet/PMGT/demo/sample3/config/config.tab t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STA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load confi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config/config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config/brackets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load b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params/envs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params/hosts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params/modules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gen t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load modu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grou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us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di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lin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packag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fi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apach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postgresq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gen test - grou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test/params/groups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gen test - us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test/params/users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gen test - di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test/params/dirs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gen test - lin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test/params/links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gen test - packag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test/params/packages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gen test - fi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test/params/files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gen test - apach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test/params/apaches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gen test - postgresq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test/params/postgresqls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END - 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pmgt --config /etc/puppet/PMGT/demo/sample3/config/config.tab g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STA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load confi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config/config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config/brackets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load b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params/envs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params/hosts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params/modules.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gen puppet.con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puppet.conf_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puppet.conf_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puppet.conf_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puppet.conf_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gen autosign.con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autosign.con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load modu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grou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us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di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lin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packag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fi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apach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postgresq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gen si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manifests/site_m.p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manifests/site_t.p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manifests/site_s.p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manifests/site_r.p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gen modu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gen module - grou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modules/gen/groups/manifests/init.p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gen module - us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modules/gen/users/manifests/init.p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gen module - di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modules/gen/dirs/manifests/init.p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gen module - lin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modules/gen/links/manifests/init.p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gen module - packag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modules/gen/packages/manifests/init.p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gen module - fi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modules/gen/files/manifests/init.p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gen module - apach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modules/gen/apaches/manifests/init.p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gen module - postgresq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<text:s text:c="2"/>/etc/puppet/PMGT/demo/sample3/modules/gen/postgresqls/manifests/init.p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gt: END - 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environment - 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link /etc/puppet/PMGT/demo/sample3/puppet.conf_m to /etc/puppet/puppet.con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restart puppet mas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ppetmaster を停止中: <text:s text:c="36"/>[ <text:s/>OK <text:s/>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ppetmaster を起動中: <text:s text:c="36"/>[ <text:s/>OK <text:s/>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puppet agents (noop) - m/HBWA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puppet agent -t -v --noop --certname HBWA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key for hbwa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sr_attributes file loading from /etc/puppet/csr_attributes.yam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certificate request for hbwa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ertificate Request fingerprint (SHA256): 5B:10:8E:D8:12:AD:EF:A4:0B:D8:6E:48:44:99:C3:52:38:77:FF:7C:4B:C6:C7:FC:06:16:46:DC:41:0C:3D: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bwa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bwa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Retrieving plu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atalog for hbwa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Applying configuration version '1417267726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deve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syst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Groups]: Would have triggered 'refresh' from 8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syst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dbuser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Users]: Would have triggered 'refresh' from 11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cddv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share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tmp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Dirs]: Would have triggered 'refresh' from 3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project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sbin]/target: current_value share/sbin/, should be /root/share/s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doc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man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etc]/target: current_value share/etc/, should be /root/share/etc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bin]/target: current_value share/bin/, should be /root/share/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Links]: Would have triggered 'refresh' from 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Files/File[/etc/motd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Files]: Would have triggered 'refresh' from 1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Apaches/File[/etc/httpd/conf/httpd.conf]/content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 /etc/httpd/conf/httpd.conf <text:s/>2013-08-02 20:59:13.000000000 +09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++ /tmp/puppet-file20141129-23786-lmydbw-0 <text:s text:c="4"/>2014-11-29 22:28:49.414731259 +09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@ -1,3 +1,5 @@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# Puppet template. env: 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 This is the main Apache server configuration file. <text:s/>It contains t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 configuration directives that give the server its instruction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ice: /Stage[main]/Apaches/File[/etc/httpd/conf/httpd.conf]/content: current_value {md5}27a5c8d9e75351b08b8ca1171e8a0bbd, should be {md5}8c4e080bdd883b381a38b639c38549ef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/Stage[main]/Apaches/File[/etc/httpd/conf/httpd.conf]: Scheduling refresh of Service[httpd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Apaches/Service[httpd]/ensure: current_value stopped, should be running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/Stage[main]/Apaches/Service[httpd]: Unscheduling refresh on Service[httpd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Apaches]: Would have triggered 'refresh' from 2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Stage[main]: Would have triggered 'refresh' from 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Finished catalog run in 0.87 seco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puppet agents (noop) - m/HBWA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puppet agent -t -v --noop --certname HBWA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key for hbwa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sr_attributes file loading from /etc/puppet/csr_attributes.yam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certificate request for hbwa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ertificate Request fingerprint (SHA256): 9F:99:B0:5D:00:12:41:0F:79:3C:CD:7D:46:9D:51:09:8A:98:EC:90:C5:58:99:10:3C:61:44:B9:11:E4:91: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bwa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bwa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Retrieving plu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atalog for hbwa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Applying configuration version '1417267726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Finished catalog run in 0.06 seco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puppet agents (noop) - m/HBWA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puppet agent -t -v --noop --certname HBWA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key for hbwa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sr_attributes file loading from /etc/puppet/csr_attributes.yam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certificate request for hbwa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ertificate Request fingerprint (SHA256): 18:BD:98:24:80:B8:08:D1:73:17:28:0C:74:C7:08:78:A8:E6:34:C2:87:32:BA:AE:46:BF:6A:7A:B0:A5:D9:A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bwa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bwa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Retrieving plu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atalog for hbwa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Applying configuration version '1417267726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Finished catalog run in 0.07 seco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puppet agents (noop) - m/HBBT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puppet agent -t -v --noop --certname HBBT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key for hbbt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sr_attributes file loading from /etc/puppet/csr_attributes.yam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certificate request for hbbt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ertificate Request fingerprint (SHA256): F8:22:57:BF:B7:E1:6E:9C:4C:16:A5:61:80:CB:2D:E5:10:7E:46:96:49:15:73:77:1B:67:09:5F:DC:43:1A:D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bbt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bbt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Retrieving plu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atalog for hbbt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Applying configuration version '1417267726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deve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syst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Groups]: Would have triggered 'refresh' from 8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syst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dbuser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Users]: Would have triggered 'refresh' from 11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cddv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share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tmp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Dirs]: Would have triggered 'refresh' from 3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project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sbin]/target: current_value share/sbin/, should be /root/share/s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doc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man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etc]/target: current_value share/etc/, should be /root/share/etc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bin]/target: current_value share/bin/, should be /root/share/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Links]: Would have triggered 'refresh' from 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Files/File[/etc/motd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Files]: Would have triggered 'refresh' from 1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Stage[main]: Would have triggered 'refresh' from 5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Finished catalog run in 0.83 seco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puppet agents (noop) - m/HBFP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puppet agent -t -v --noop --certname HBFP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key for hbfp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sr_attributes file loading from /etc/puppet/csr_attributes.yam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certificate request for hbfp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ertificate Request fingerprint (SHA256): BE:3F:3D:B8:06:F5:99:6F:9A:96:18:99:A9:AB:D5:FB:AA:3E:77:0E:5F:1B:0B:FE:28:61:2A:D1:0C:37:09:F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bfp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bfp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Retrieving plu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atalog for hbfp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Applying configuration version '1417267726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deve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syst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Groups]: Would have triggered 'refresh' from 8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syst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dbuser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Users]: Would have triggered 'refresh' from 11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cddv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share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tmp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Dirs]: Would have triggered 'refresh' from 3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project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sbin]/target: current_value share/sbin/, should be /root/share/s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doc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man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etc]/target: current_value share/etc/, should be /root/share/etc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bin]/target: current_value share/bin/, should be /root/share/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Links]: Would have triggered 'refresh' from 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Files/File[/etc/motd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Files]: Would have triggered 'refresh' from 1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Stage[main]: Would have triggered 'refresh' from 5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Finished catalog run in 0.84 seco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puppet agents (noop) - m/HMSM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puppet agent -t -v --noop --certname HMSM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key for hmsm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sr_attributes file loading from /etc/puppet/csr_attributes.yam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certificate request for hmsm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ertificate Request fingerprint (SHA256): 1B:A5:E0:10:70:78:F5:2A:E5:D4:82:26:E2:54:DD:22:7A:E7:E0:3E:22:A0:BD:81:93:36:27:FC:36:AF:49:3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msm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msm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Retrieving plu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atalog for hmsm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Applying configuration version '1417267726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Finished catalog run in 0.06 seco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puppet agents (noop) - m/HBDB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puppet agent -t -v --noop --certname HBDB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key for hbdb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sr_attributes file loading from /etc/puppet/csr_attributes.yam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certificate request for hbdb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ertificate Request fingerprint (SHA256): 55:2F:4B:9C:AB:13:46:52:91:BF:E3:33:04:A9:52:87:13:B3:60:09:3E:2B:0F:6F:18:9F:8B:D7:15:7C:B0: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bdb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bdb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Retrieving plu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atalog for hbdb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Applying configuration version '1417267726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deve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syst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Groups]: Would have triggered 'refresh' from 8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syst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dbuser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Users]: Would have triggered 'refresh' from 11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cddv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share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tmp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Dirs]: Would have triggered 'refresh' from 3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project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sbin]/target: current_value share/sbin/, should be /root/share/s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doc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man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etc]/target: current_value share/etc/, should be /root/share/etc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bin]/target: current_value share/bin/, should be /root/share/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Links]: Would have triggered 'refresh' from 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Files/File[/etc/motd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Files]: Would have triggered 'refresh' from 1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Postgresqls/File[/var/lib/pgsql/data/pg_hba.conf]/content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 /var/lib/pgsql/data/pg_hba.conf <text:s text:c="4"/>2014-05-05 23:52:23.237335759 +09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++ /tmp/puppet-file20141129-25599-1tqzv0l-0 <text:s text:c="3"/>2014-11-29 22:29:07.462553762 +09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@ -1,3 +1,5 @@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# Puppet template. env: 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 PostgreSQL Client Authentication Configuration 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 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ice: /Stage[main]/Postgresqls/File[/var/lib/pgsql/data/pg_hba.conf]/content: current_value {md5}75d10aa75d5abb0893682de8622f3061, should be {md5}1885f332ddb8acf659361244c5a927aa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Postgresqls/File[/var/lib/pgsql/data/pg_hba.conf]/mode: current_value 0600, should be 0644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/Stage[main]/Postgresqls/File[/var/lib/pgsql/data/pg_hba.conf]: Scheduling refresh of Service[postgresql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/Stage[main]/Postgresqls/File[/var/lib/pgsql/data/pg_hba.conf]: Scheduling refresh of Service[postgresql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Postgresqls/File[/var/lib/pgsql/data/postgresql.conf]/content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 /var/lib/pgsql/data/postgresql.conf 2014-05-05 23:52:23.237335759 +09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++ /tmp/puppet-file20141129-25599-19ug0h6-0 <text:s text:c="3"/>2014-11-29 22:29:07.477553614 +09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@ -1,3 +1,5 @@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# Puppet template. env: 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 ---------------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 PostgreSQL configuration 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 -------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ice: /Stage[main]/Postgresqls/File[/var/lib/pgsql/data/postgresql.conf]/content: current_value {md5}fa29b23c2b50e9776190469975ada334, should be {md5}0f048a5f4c03c7cef49efdd05b172cb1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Postgresqls/File[/var/lib/pgsql/data/postgresql.conf]/mode: current_value 0600, should be 0644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/Stage[main]/Postgresqls/File[/var/lib/pgsql/data/postgresql.conf]: Scheduling refresh of Service[postgresql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/Stage[main]/Postgresqls/File[/var/lib/pgsql/data/postgresql.conf]: Scheduling refresh of Service[postgresql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Postgresqls/Service[postgresql]/ensure: current_value stopped, should be running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/Stage[main]/Postgresqls/Service[postgresql]: Unscheduling refresh on Service[postgresql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Postgresqls]: Would have triggered 'refresh' from 5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Stage[main]: Would have triggered 'refresh' from 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Finished catalog run in 0.97 seco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puppet agents (noop) - m/HBDB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puppet agent -t -v --noop --certname HBDB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key for hbdb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sr_attributes file loading from /etc/puppet/csr_attributes.yam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certificate request for hbdb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ertificate Request fingerprint (SHA256): 09:D0:C8:94:C0:ED:13:D2:6E:49:E3:1F:BC:6E:48:A0:3C:E2:3C:44:67:22:6C:D3:A7:2B:5E:90:68:CE:54: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bdb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bdb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Retrieving plu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atalog for hbdb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Applying configuration version '1417267726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Users]: Would have triggered 'refresh' from 2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Stage[main]: Would have triggered 'refresh' from 1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Finished catalog run in 0.04 seco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puppet agents (noop) - m/HDMU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puppet agent -t -v --noop --certname HDMU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key for hdmu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sr_attributes file loading from /etc/puppet/csr_attributes.yam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certificate request for hdmu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ertificate Request fingerprint (SHA256): FA:E6:B7:8C:26:14:E1:70:05:FA:A0:DF:EE:FF:CA:97:39:20:D6:A4:CF:25:89:7C:6B:F7:4C:01:2E:05:CD:E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dmu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dmu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Retrieving plu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atalog for hdmu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Applying configuration version '1417267726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deve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syst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Groups]: Would have triggered 'refresh' from 8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deve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syst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dbuser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deve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deve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Users]: Would have triggered 'refresh' from 14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cddv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share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tmp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Dirs]: Would have triggered 'refresh' from 3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project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sbin]/target: current_value share/sbin/, should be /root/share/s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doc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man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etc]/target: current_value share/etc/, should be /root/share/etc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bin]/target: current_value share/bin/, should be /root/share/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Links]: Would have triggered 'refresh' from 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Files/File[/etc/motd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Files]: Would have triggered 'refresh' from 1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Stage[main]: Would have triggered 'refresh' from 5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Finished catalog run in 0.82 seco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puppet agents (noop) - m/HMPM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puppet agent -t -v --noop --certname HMPM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Retrieving plu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atalog for hmpm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Applying configuration version '1417267726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deve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syst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Groups]: Would have triggered 'refresh' from 8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syst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dbuser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Users]: Would have triggered 'refresh' from 11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cddv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share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tmp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Dirs]: Would have triggered 'refresh' from 3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project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sbin]/target: current_value share/sbin/, should be /root/share/s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doc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man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etc]/target: current_value share/etc/, should be /root/share/etc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bin]/target: current_value share/bin/, should be /root/share/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Links]: Would have triggered 'refresh' from 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Files/File[/etc/motd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Files]: Would have triggered 'refresh' from 1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Apaches/File[/etc/httpd/conf/httpd.conf]/content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 /etc/httpd/conf/httpd.conf <text:s/>2013-08-02 20:59:13.000000000 +09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++ /tmp/puppet-file20141129-26504-14f67i-0 <text:s text:c="4"/>2014-11-29 22:29:15.245477283 +09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@ -1,3 +1,5 @@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# Puppet template. env: 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 This is the main Apache server configuration file. <text:s/>It contains t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 configuration directives that give the server its instruction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ice: /Stage[main]/Apaches/File[/etc/httpd/conf/httpd.conf]/content: current_value {md5}27a5c8d9e75351b08b8ca1171e8a0bbd, should be {md5}8c4e080bdd883b381a38b639c38549ef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/Stage[main]/Apaches/File[/etc/httpd/conf/httpd.conf]: Scheduling refresh of Service[httpd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Apaches/Service[httpd]/ensure: current_value stopped, should be running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/Stage[main]/Apaches/Service[httpd]: Unscheduling refresh on Service[httpd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Apaches]: Would have triggered 'refresh' from 2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Stage[main]: Would have triggered 'refresh' from 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Finished catalog run in 0.87 seco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puppet agents (noop) - m/HMBK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puppet agent -t -v --noop --certname HMBK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key for hmbk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sr_attributes file loading from /etc/puppet/csr_attributes.yam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certificate request for hmbk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ertificate Request fingerprint (SHA256): 18:C8:5E:F3:3A:58:4D:AC:9A:D4:1E:F5:EA:E9:41:31:DC:B0:6F:A2:FE:70:24:9E:57:82:06:D4:C1:6B:E7: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mbk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mbk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Retrieving plu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atalog for hmbk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Applying configuration version '1417267726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deve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syst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Groups]: Would have triggered 'refresh' from 8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deve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syst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dbuser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deve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deve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Users]: Would have triggered 'refresh' from 14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cddv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share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tmp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Dirs]: Would have triggered 'refresh' from 3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project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sbin]/target: current_value share/sbin/, should be /root/share/s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doc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man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etc]/target: current_value share/etc/, should be /root/share/etc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bin]/target: current_value share/bin/, should be /root/share/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Links]: Would have triggered 'refresh' from 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Files/File[/etc/motd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Files]: Would have triggered 'refresh' from 1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Stage[main]: Would have triggered 'refresh' from 5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Finished catalog run in 0.83 seco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environment - 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link /etc/puppet/PMGT/demo/sample3/puppet.conf_t to /etc/puppet/puppet.con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restart puppet mas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ppetmaster を停止中: <text:s text:c="36"/>[ <text:s/>OK <text:s/>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ppetmaster を起動中: <text:s text:c="36"/>[ <text:s/>OK <text:s/>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puppet agents (noop) - t/HBWA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puppet agent -t -v --noop --certname HBWA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key for hbwa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sr_attributes file loading from /etc/puppet/csr_attributes.yam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certificate request for hbwa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ertificate Request fingerprint (SHA256): E8:4D:7D:C8:8C:E5:6E:E5:2D:1C:5B:18:6C:D3:DC:6E:22:49:CD:22:1F:52:F6:98:71:2D:94:02:49:3C:15: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bwa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bwa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Retrieving plu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atalog for hbwa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Applying configuration version '1417267763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deve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syst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Groups]: Would have triggered 'refresh' from 8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syst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dbuser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Users]: Would have triggered 'refresh' from 11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cddv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share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tmp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Dirs]: Would have triggered 'refresh' from 3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project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sbin]/target: current_value share/sbin/, should be /root/share/s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doc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man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etc]/target: current_value share/etc/, should be /root/share/etc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bin]/target: current_value share/bin/, should be /root/share/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Links]: Would have triggered 'refresh' from 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Files/File[/etc/motd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Files]: Would have triggered 'refresh' from 1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Apaches/File[/etc/httpd/conf/httpd.conf]/content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 /etc/httpd/conf/httpd.conf <text:s/>2013-08-02 20:59:13.000000000 +09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++ /tmp/puppet-file20141129-27183-vjpo4l-0 <text:s text:c="4"/>2014-11-29 22:29:26.585365922 +09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@ -1,3 +1,5 @@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# Puppet template. env: 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 This is the main Apache server configuration file. <text:s/>It contains t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 configuration directives that give the server its instruction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ice: /Stage[main]/Apaches/File[/etc/httpd/conf/httpd.conf]/content: current_value {md5}27a5c8d9e75351b08b8ca1171e8a0bbd, should be {md5}c08bc6afd28a1cfa4640e4e0381f9877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/Stage[main]/Apaches/File[/etc/httpd/conf/httpd.conf]: Scheduling refresh of Service[httpd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Apaches/Service[httpd]/ensure: current_value stopped, should be running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/Stage[main]/Apaches/Service[httpd]: Unscheduling refresh on Service[httpd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Apaches]: Would have triggered 'refresh' from 2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Stage[main]: Would have triggered 'refresh' from 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Finished catalog run in 0.92 seco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puppet agents (noop) - t/HBWA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puppet agent -t -v --noop --certname HBWA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key for hbwa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sr_attributes file loading from /etc/puppet/csr_attributes.yam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certificate request for hbwa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ertificate Request fingerprint (SHA256): 52:F0:70:49:9E:A3:C7:25:FB:C3:C7:76:55:F3:D9:51:98:F0:D7:3A:60:A6:6A:C8:8C:EC:63:83:6A:C0:00: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bwa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bwa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Retrieving plu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atalog for hbwa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Applying configuration version '1417267763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deve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syst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Groups]: Would have triggered 'refresh' from 8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syst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dbuser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Users]: Would have triggered 'refresh' from 11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cddv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share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tmp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Dirs]: Would have triggered 'refresh' from 3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project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sbin]/target: current_value share/sbin/, should be /root/share/s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doc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man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etc]/target: current_value share/etc/, should be /root/share/etc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bin]/target: current_value share/bin/, should be /root/share/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Links]: Would have triggered 'refresh' from 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Files/File[/etc/motd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Files]: Would have triggered 'refresh' from 1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Apaches/File[/etc/httpd/conf/httpd.conf]/content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 /etc/httpd/conf/httpd.conf <text:s/>2013-08-02 20:59:13.000000000 +09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++ /tmp/puppet-file20141129-27518-1dbkno0-0 <text:s text:c="3"/>2014-11-29 22:29:30.797324581 +09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@ -1,3 +1,5 @@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# Puppet template. env: 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 This is the main Apache server configuration file. <text:s/>It contains t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 configuration directives that give the server its instruction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ice: /Stage[main]/Apaches/File[/etc/httpd/conf/httpd.conf]/content: current_value {md5}27a5c8d9e75351b08b8ca1171e8a0bbd, should be {md5}c08bc6afd28a1cfa4640e4e0381f9877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/Stage[main]/Apaches/File[/etc/httpd/conf/httpd.conf]: Scheduling refresh of Service[httpd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Apaches/Service[httpd]/ensure: current_value stopped, should be running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/Stage[main]/Apaches/Service[httpd]: Unscheduling refresh on Service[httpd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Apaches]: Would have triggered 'refresh' from 2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Stage[main]: Would have triggered 'refresh' from 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Finished catalog run in 0.84 seco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puppet agents (noop) - t/HBBT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puppet agent -t -v --noop --certname HBBT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key for hbbt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sr_attributes file loading from /etc/puppet/csr_attributes.yam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certificate request for hbbt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ertificate Request fingerprint (SHA256): 86:43:4C:CE:A5:EF:B6:50:17:D0:B1:4F:55:28:D0:B9:28:03:30:A3:4C:C1:3E:D7:ED:F1:36:37:83:5F:42:A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bbt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bbt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Retrieving plu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atalog for hbbt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Applying configuration version '1417267763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deve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syst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Groups]: Would have triggered 'refresh' from 8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syst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dbuser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Users]: Would have triggered 'refresh' from 11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cddv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share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tmp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Dirs]: Would have triggered 'refresh' from 3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project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sbin]/target: current_value share/sbin/, should be /root/share/s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doc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man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etc]/target: current_value share/etc/, should be /root/share/etc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bin]/target: current_value share/bin/, should be /root/share/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Links]: Would have triggered 'refresh' from 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Files/File[/etc/motd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Files]: Would have triggered 'refresh' from 1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Stage[main]: Would have triggered 'refresh' from 5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Finished catalog run in 0.85 seco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puppet agents (noop) - t/HBFP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puppet agent -t -v --noop --certname HBFP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key for hbfp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sr_attributes file loading from /etc/puppet/csr_attributes.yam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certificate request for hbfp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ertificate Request fingerprint (SHA256): 2A:76:31:EC:98:40:34:C4:AE:84:B9:24:85:68:95:E8:DD:B3:FF:AC:8C:2A:63:9F:A4:AF:8A:97:EB:2D:63: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bfp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bfp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Retrieving plu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atalog for hbfp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Applying configuration version '1417267763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deve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syst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Groups]: Would have triggered 'refresh' from 8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syst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dbuser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Users]: Would have triggered 'refresh' from 11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cddv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share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tmp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Dirs]: Would have triggered 'refresh' from 3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project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sbin]/target: current_value share/sbin/, should be /root/share/s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doc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man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etc]/target: current_value share/etc/, should be /root/share/etc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bin]/target: current_value share/bin/, should be /root/share/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Links]: Would have triggered 'refresh' from 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Files/File[/etc/motd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Files]: Would have triggered 'refresh' from 1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Stage[main]: Would have triggered 'refresh' from 5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Finished catalog run in 0.82 seco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puppet agents (noop) - t/HMSM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puppet agent -t -v --noop --certname HMSM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key for hmsm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sr_attributes file loading from /etc/puppet/csr_attributes.yam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certificate request for hmsm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ertificate Request fingerprint (SHA256): 4E:38:D1:20:CE:69:9C:AC:82:33:A0:68:E8:C0:BE:00:6B:B1:14:EF:07:14:B5:2E:AC:5E:A4:1A:8B:99:C3:1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msm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msm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Retrieving plu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atalog for hmsm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Applying configuration version '1417267763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deve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syst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Groups]: Would have triggered 'refresh' from 8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syst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dbuser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Users]: Would have triggered 'refresh' from 11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cddv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share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tmp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Dirs]: Would have triggered 'refresh' from 3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project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sbin]/target: current_value share/sbin/, should be /root/share/s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doc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man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etc]/target: current_value share/etc/, should be /root/share/etc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bin]/target: current_value share/bin/, should be /root/share/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Links]: Would have triggered 'refresh' from 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Files/File[/etc/motd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Files]: Would have triggered 'refresh' from 1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Stage[main]: Would have triggered 'refresh' from 5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Finished catalog run in 0.81 seco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puppet agents (noop) - t/HBDB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puppet agent -t -v --noop --certname HBDB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key for hbdb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sr_attributes file loading from /etc/puppet/csr_attributes.yam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certificate request for hbdb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ertificate Request fingerprint (SHA256): 46:44:F1:AD:19:76:6F:E1:44:22:2F:E6:DD:19:2C:B4:D3:E9:E7:2E:5E:E8:8D:F6:21:52:83:D6:BF:A8:1B: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bdb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bdb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Retrieving plu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atalog for hbdb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Applying configuration version '1417267763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deve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syst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Groups]: Would have triggered 'refresh' from 8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syst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dbuser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Users]: Would have triggered 'refresh' from 11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cddv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share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tmp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Dirs]: Would have triggered 'refresh' from 3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project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sbin]/target: current_value share/sbin/, should be /root/share/s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doc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man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etc]/target: current_value share/etc/, should be /root/share/etc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bin]/target: current_value share/bin/, should be /root/share/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Links]: Would have triggered 'refresh' from 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Files/File[/etc/motd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Files]: Would have triggered 'refresh' from 1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Postgresqls/File[/var/lib/pgsql/data/pg_hba.conf]/content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 /var/lib/pgsql/data/pg_hba.conf <text:s text:c="4"/>2014-05-05 23:52:23.237335759 +09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++ /tmp/puppet-file20141129-28726-s5vzv7-0 <text:s text:c="4"/>2014-11-29 22:29:44.763187584 +09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@ -1,3 +1,5 @@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# Puppet template. env: 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 PostgreSQL Client Authentication Configuration 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 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ice: /Stage[main]/Postgresqls/File[/var/lib/pgsql/data/pg_hba.conf]/content: current_value {md5}75d10aa75d5abb0893682de8622f3061, should be {md5}7d381914e2b69451ea39e5aac123b08a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Postgresqls/File[/var/lib/pgsql/data/pg_hba.conf]/mode: current_value 0600, should be 0644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/Stage[main]/Postgresqls/File[/var/lib/pgsql/data/pg_hba.conf]: Scheduling refresh of Service[postgresql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/Stage[main]/Postgresqls/File[/var/lib/pgsql/data/pg_hba.conf]: Scheduling refresh of Service[postgresql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Postgresqls/File[/var/lib/pgsql/data/postgresql.conf]/content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 /var/lib/pgsql/data/postgresql.conf 2014-05-05 23:52:23.237335759 +09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++ /tmp/puppet-file20141129-28726-19mn2j8-0 <text:s text:c="3"/>2014-11-29 22:29:44.776187455 +09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@ -1,3 +1,5 @@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# Puppet template. env: 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 ---------------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 PostgreSQL configuration 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 -------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ice: /Stage[main]/Postgresqls/File[/var/lib/pgsql/data/postgresql.conf]/content: current_value {md5}fa29b23c2b50e9776190469975ada334, should be {md5}28879a67202caf5795fa6b56fb41aa86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Postgresqls/File[/var/lib/pgsql/data/postgresql.conf]/mode: current_value 0600, should be 0644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/Stage[main]/Postgresqls/File[/var/lib/pgsql/data/postgresql.conf]: Scheduling refresh of Service[postgresql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/Stage[main]/Postgresqls/File[/var/lib/pgsql/data/postgresql.conf]: Scheduling refresh of Service[postgresql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Postgresqls/Service[postgresql]/ensure: current_value stopped, should be running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/Stage[main]/Postgresqls/Service[postgresql]: Unscheduling refresh on Service[postgresql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Postgresqls]: Would have triggered 'refresh' from 5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Stage[main]: Would have triggered 'refresh' from 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Finished catalog run in 0.95 seco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puppet agents (noop) - t/HBDB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puppet agent -t -v --noop --certname HBDB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key for hbdb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sr_attributes file loading from /etc/puppet/csr_attributes.yam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certificate request for hbdb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ertificate Request fingerprint (SHA256): 7C:5B:EC:78:43:63:A3:15:65:38:D2:5D:3C:D4:0B:F8:E5:57:33:6E:D3:8C:3B:AE:07:09:7C:56:5E:A5:CF:B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bdb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bdb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Retrieving plu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atalog for hbdb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Applying configuration version '1417267763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deve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syst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Groups]: Would have triggered 'refresh' from 8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syst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dbuser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Users]: Would have triggered 'refresh' from 11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cddv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share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tmp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Dirs]: Would have triggered 'refresh' from 3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project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sbin]/target: current_value share/sbin/, should be /root/share/s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doc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man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etc]/target: current_value share/etc/, should be /root/share/etc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bin]/target: current_value share/bin/, should be /root/share/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Links]: Would have triggered 'refresh' from 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Files/File[/etc/motd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Files]: Would have triggered 'refresh' from 1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Postgresqls/File[/var/lib/pgsql/data/pg_hba.conf]/content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 /var/lib/pgsql/data/pg_hba.conf <text:s text:c="4"/>2014-05-05 23:52:23.237335759 +09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++ /tmp/puppet-file20141129-29041-104fmxy-0 <text:s text:c="3"/>2014-11-29 22:29:47.575160014 +09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@ -1,3 +1,5 @@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# Puppet template. env: 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 PostgreSQL Client Authentication Configuration 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 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ice: /Stage[main]/Postgresqls/File[/var/lib/pgsql/data/pg_hba.conf]/content: current_value {md5}75d10aa75d5abb0893682de8622f3061, should be {md5}7d381914e2b69451ea39e5aac123b08a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Postgresqls/File[/var/lib/pgsql/data/pg_hba.conf]/mode: current_value 0600, should be 0644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/Stage[main]/Postgresqls/File[/var/lib/pgsql/data/pg_hba.conf]: Scheduling refresh of Service[postgresql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/Stage[main]/Postgresqls/File[/var/lib/pgsql/data/pg_hba.conf]: Scheduling refresh of Service[postgresql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Postgresqls/File[/var/lib/pgsql/data/postgresql.conf]/content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 /var/lib/pgsql/data/postgresql.conf 2014-05-05 23:52:23.237335759 +09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++ /tmp/puppet-file20141129-29041-105o1lv-0 <text:s text:c="3"/>2014-11-29 22:29:47.588159887 +09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@ -1,3 +1,5 @@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# Puppet template. env: 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 ---------------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 PostgreSQL configuration 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 -------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ice: /Stage[main]/Postgresqls/File[/var/lib/pgsql/data/postgresql.conf]/content: current_value {md5}fa29b23c2b50e9776190469975ada334, should be {md5}28879a67202caf5795fa6b56fb41aa86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Postgresqls/File[/var/lib/pgsql/data/postgresql.conf]/mode: current_value 0600, should be 0644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/Stage[main]/Postgresqls/File[/var/lib/pgsql/data/postgresql.conf]: Scheduling refresh of Service[postgresql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/Stage[main]/Postgresqls/File[/var/lib/pgsql/data/postgresql.conf]: Scheduling refresh of Service[postgresql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Postgresqls/Service[postgresql]/ensure: current_value stopped, should be running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/Stage[main]/Postgresqls/Service[postgresql]: Unscheduling refresh on Service[postgresql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Postgresqls]: Would have triggered 'refresh' from 5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Stage[main]: Would have triggered 'refresh' from 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Finished catalog run in 0.90 seco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puppet agents (noop) - t/HDMU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puppet agent -t -v --noop --certname HDMU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key for hdmu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sr_attributes file loading from /etc/puppet/csr_attributes.yam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certificate request for hdmu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ertificate Request fingerprint (SHA256): 05:E4:00:E2:F1:1A:1F:9E:4D:E6:75:CA:FB:B6:F5:56:B7:4A:D0:65:C2:0F:FA:29:2A:8D:D6:56:0C:14:5C: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dmu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dmu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Retrieving plu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atalog for hdmu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Applying configuration version '1417267763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Finished catalog run in 0.06 seco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puppet agents (noop) - t/HMPM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puppet agent -t -v --noop --certname HMPM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Retrieving plu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atalog for hmpm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Applying configuration version '1417267763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deve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syst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Groups]: Would have triggered 'refresh' from 8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syst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dbuser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Users]: Would have triggered 'refresh' from 11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cddv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share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tmp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Dirs]: Would have triggered 'refresh' from 3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project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sbin]/target: current_value share/sbin/, should be /root/share/s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doc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man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etc]/target: current_value share/etc/, should be /root/share/etc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bin]/target: current_value share/bin/, should be /root/share/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Links]: Would have triggered 'refresh' from 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Files/File[/etc/motd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Files]: Would have triggered 'refresh' from 1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Apaches/File[/etc/httpd/conf/httpd.conf]/content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 /etc/httpd/conf/httpd.conf <text:s/>2013-08-02 20:59:13.000000000 +09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++ /tmp/puppet-file20141129-29655-1tp8uan-0 <text:s text:c="3"/>2014-11-29 22:29:52.445112281 +09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@ -1,3 +1,5 @@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# Puppet template. env: 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 This is the main Apache server configuration file. <text:s/>It contains t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 configuration directives that give the server its instruction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ice: /Stage[main]/Apaches/File[/etc/httpd/conf/httpd.conf]/content: current_value {md5}27a5c8d9e75351b08b8ca1171e8a0bbd, should be {md5}c08bc6afd28a1cfa4640e4e0381f9877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/Stage[main]/Apaches/File[/etc/httpd/conf/httpd.conf]: Scheduling refresh of Service[httpd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Apaches/Service[httpd]/ensure: current_value stopped, should be running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/Stage[main]/Apaches/Service[httpd]: Unscheduling refresh on Service[httpd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Apaches]: Would have triggered 'refresh' from 2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Stage[main]: Would have triggered 'refresh' from 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Finished catalog run in 0.90 seco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puppet agents (noop) - t/HMBK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puppet agent -t -v --noop --certname HMBK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key for hmbk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sr_attributes file loading from /etc/puppet/csr_attributes.yam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certificate request for hmbk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ertificate Request fingerprint (SHA256): FF:F6:AB:9A:20:32:24:B2:06:39:63:0C:EA:EB:DA:AC:F3:6C:CE:5B:4E:C7:29:7A:3B:58:38:5E:16:BE:5D: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mbk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mbk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Retrieving plu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atalog for hmbk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Applying configuration version '1417267763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deve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syst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Groups]: Would have triggered 'refresh' from 8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deve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syst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dbuser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deve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deve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Users]: Would have triggered 'refresh' from 14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cddv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share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tmp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Dirs]: Would have triggered 'refresh' from 3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project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sbin]/target: current_value share/sbin/, should be /root/share/s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doc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man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etc]/target: current_value share/etc/, should be /root/share/etc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bin]/target: current_value share/bin/, should be /root/share/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Links]: Would have triggered 'refresh' from 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Files/File[/etc/motd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Files]: Would have triggered 'refresh' from 1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Stage[main]: Would have triggered 'refresh' from 5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Finished catalog run in 0.89 seco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environment - 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link /etc/puppet/PMGT/demo/sample3/puppet.conf_s to /etc/puppet/puppet.con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restart puppet mas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ppetmaster を停止中: <text:s text:c="36"/>[ <text:s/>OK <text:s/>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ppetmaster を起動中: <text:s text:c="36"/>[ <text:s/>OK <text:s/>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puppet agents (noop) - s/HBWA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puppet agent -t -v --noop --certname HBWA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key for hbwa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sr_attributes file loading from /etc/puppet/csr_attributes.yam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certificate request for hbwa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ertificate Request fingerprint (SHA256): 28:4D:87:D4:1B:BB:74:76:F2:88:EF:BF:F3:FD:AC:C9:31:C5:6B:9B:EE:60:F3:78:0E:4D:67:52:27:82:4B: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bwa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bwa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Retrieving plu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atalog for hbwa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Applying configuration version '1417267801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deve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syst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Groups]: Would have triggered 'refresh' from 8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syst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dbuser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Users]: Would have triggered 'refresh' from 7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cddv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share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tmp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Dirs]: Would have triggered 'refresh' from 3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project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sbin]/target: current_value share/sbin/, should be /root/share/s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doc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man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etc]/target: current_value share/etc/, should be /root/share/etc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bin]/target: current_value share/bin/, should be /root/share/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Links]: Would have triggered 'refresh' from 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Files/File[/etc/motd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Files]: Would have triggered 'refresh' from 1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Apaches/File[/etc/httpd/conf/httpd.conf]/content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 /etc/httpd/conf/httpd.conf <text:s/>2013-08-02 20:59:13.000000000 +09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++ /tmp/puppet-file20141129-30334-1ujuyvf-0 <text:s text:c="3"/>2014-11-29 22:30:05.637983042 +09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@ -1,3 +1,5 @@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# Puppet template. env: 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 This is the main Apache server configuration file. <text:s/>It contains t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 configuration directives that give the server its instruction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ice: /Stage[main]/Apaches/File[/etc/httpd/conf/httpd.conf]/content: current_value {md5}27a5c8d9e75351b08b8ca1171e8a0bbd, should be {md5}13b9e83fc4fc9b79d413d159bd49f87e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/Stage[main]/Apaches/File[/etc/httpd/conf/httpd.conf]: Scheduling refresh of Service[httpd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Apaches/Service[httpd]/ensure: current_value stopped, should be running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/Stage[main]/Apaches/Service[httpd]: Unscheduling refresh on Service[httpd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Apaches]: Would have triggered 'refresh' from 2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Stage[main]: Would have triggered 'refresh' from 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Finished catalog run in 0.89 seco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puppet agents (noop) - s/HBWA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puppet agent -t -v --noop --certname HBWA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key for hbwa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sr_attributes file loading from /etc/puppet/csr_attributes.yam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certificate request for hbwa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ertificate Request fingerprint (SHA256): B6:53:D2:F5:B4:19:90:CD:CE:41:83:D9:58:3E:D5:B5:9C:A3:9B:28:C4:3C:D7:DA:8C:CC:E8:6E:7C:56:F5:A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bwa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bwa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Retrieving plu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atalog for hbwa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Applying configuration version '1417267801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deve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syst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Groups]: Would have triggered 'refresh' from 8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syst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dbuser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Users]: Would have triggered 'refresh' from 7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cddv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share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tmp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Dirs]: Would have triggered 'refresh' from 3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project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sbin]/target: current_value share/sbin/, should be /root/share/s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doc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man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etc]/target: current_value share/etc/, should be /root/share/etc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bin]/target: current_value share/bin/, should be /root/share/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Links]: Would have triggered 'refresh' from 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Files/File[/etc/motd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Files]: Would have triggered 'refresh' from 1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Apaches/File[/etc/httpd/conf/httpd.conf]/content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 /etc/httpd/conf/httpd.conf <text:s/>2013-08-02 20:59:13.000000000 +09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++ /tmp/puppet-file20141129-30670-1hzzei3-0 <text:s text:c="3"/>2014-11-29 22:30:09.498945240 +09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@ -1,3 +1,5 @@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# Puppet template. env: 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 This is the main Apache server configuration file. <text:s/>It contains t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 configuration directives that give the server its instruction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ice: /Stage[main]/Apaches/File[/etc/httpd/conf/httpd.conf]/content: current_value {md5}27a5c8d9e75351b08b8ca1171e8a0bbd, should be {md5}13b9e83fc4fc9b79d413d159bd49f87e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/Stage[main]/Apaches/File[/etc/httpd/conf/httpd.conf]: Scheduling refresh of Service[httpd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Apaches/Service[httpd]/ensure: current_value stopped, should be running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/Stage[main]/Apaches/Service[httpd]: Unscheduling refresh on Service[httpd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Apaches]: Would have triggered 'refresh' from 2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Stage[main]: Would have triggered 'refresh' from 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Finished catalog run in 0.89 seco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puppet agents (noop) - s/HBBT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puppet agent -t -v --noop --certname HBBT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key for hbbt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sr_attributes file loading from /etc/puppet/csr_attributes.yam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certificate request for hbbt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ertificate Request fingerprint (SHA256): 7F:1F:90:E0:1A:7F:F1:3C:DA:AA:33:13:80:84:DF:58:93:98:7E:FB:D8:28:B6:C1:42:4A:91:4F:15:0C:E4: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bbt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bbt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Retrieving plu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atalog for hbbt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Applying configuration version '1417267801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deve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syst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Groups]: Would have triggered 'refresh' from 8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syst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dbuser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Users]: Would have triggered 'refresh' from 9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cddv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share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tmp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Dirs]: Would have triggered 'refresh' from 3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project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sbin]/target: current_value share/sbin/, should be /root/share/s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doc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man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etc]/target: current_value share/etc/, should be /root/share/etc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bin]/target: current_value share/bin/, should be /root/share/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Links]: Would have triggered 'refresh' from 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Files/File[/etc/motd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Files]: Would have triggered 'refresh' from 1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Stage[main]: Would have triggered 'refresh' from 5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Finished catalog run in 0.81 seco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puppet agents (noop) - s/HBFP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puppet agent -t -v --noop --certname HBFP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key for hbfp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sr_attributes file loading from /etc/puppet/csr_attributes.yam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certificate request for hbfp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ertificate Request fingerprint (SHA256): B3:34:5D:97:D3:65:E7:DF:0F:A5:0D:AA:02:80:50:66:E6:73:55:41:E8:5B:B1:B9:8B:0E:0D:06:D7:F5:44: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bfp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bfp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Retrieving plu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atalog for hbfp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Applying configuration version '1417267801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deve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syst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Groups]: Would have triggered 'refresh' from 8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syst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dbuser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Users]: Would have triggered 'refresh' from 9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cddv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share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tmp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Dirs]: Would have triggered 'refresh' from 3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project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sbin]/target: current_value share/sbin/, should be /root/share/s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doc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man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etc]/target: current_value share/etc/, should be /root/share/etc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bin]/target: current_value share/bin/, should be /root/share/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Links]: Would have triggered 'refresh' from 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Files/File[/etc/motd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Files]: Would have triggered 'refresh' from 1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Stage[main]: Would have triggered 'refresh' from 5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Finished catalog run in 0.81 seco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puppet agents (noop) - s/HMSM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puppet agent -t -v --noop --certname HMSM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key for hmsm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sr_attributes file loading from /etc/puppet/csr_attributes.yam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certificate request for hmsm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ertificate Request fingerprint (SHA256): 15:D9:10:97:5F:B9:7B:06:98:D4:13:B5:96:0E:4B:1C:DE:FB:50:87:C6:8C:02:31:1A:3D:AB:EE:A2:AE:CB:B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msm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msm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Retrieving plu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atalog for hmsm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Applying configuration version '1417267801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deve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syst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Groups]: Would have triggered 'refresh' from 8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syst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dbuser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Users]: Would have triggered 'refresh' from 9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cddv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share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tmp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Dirs]: Would have triggered 'refresh' from 3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project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sbin]/target: current_value share/sbin/, should be /root/share/s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doc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man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etc]/target: current_value share/etc/, should be /root/share/etc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bin]/target: current_value share/bin/, should be /root/share/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Links]: Would have triggered 'refresh' from 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Files/File[/etc/motd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Files]: Would have triggered 'refresh' from 1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Stage[main]: Would have triggered 'refresh' from 5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Finished catalog run in 0.81 seco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puppet agents (noop) - s/HBDB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puppet agent -t -v --noop --certname HBDB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key for hbdb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sr_attributes file loading from /etc/puppet/csr_attributes.yam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certificate request for hbdb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ertificate Request fingerprint (SHA256): B2:37:58:CA:44:DC:DC:F6:2A:B6:43:F3:FC:F0:85:9E:A4:50:97:69:CB:42:E7:FB:11:B6:CB:42:BB:D9:E6: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bdb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bdb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Retrieving plu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atalog for hbdb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Applying configuration version '1417267801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deve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syst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Groups]: Would have triggered 'refresh' from 8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syst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dbuser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Users]: Would have triggered 'refresh' from 9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cddv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share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tmp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Dirs]: Would have triggered 'refresh' from 3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project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sbin]/target: current_value share/sbin/, should be /root/share/s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doc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man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etc]/target: current_value share/etc/, should be /root/share/etc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bin]/target: current_value share/bin/, should be /root/share/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Links]: Would have triggered 'refresh' from 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Files/File[/etc/motd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Files]: Would have triggered 'refresh' from 1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Postgresqls/File[/var/lib/pgsql/data/pg_hba.conf]/content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 /var/lib/pgsql/data/pg_hba.conf <text:s text:c="4"/>2014-05-05 23:52:23.237335759 +09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++ /tmp/puppet-file20141129-31877-1pqpia8-0 <text:s text:c="3"/>2014-11-29 22:30:21.842824447 +09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@ -1,3 +1,5 @@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# Puppet template. env: 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 PostgreSQL Client Authentication Configuration 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 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ice: /Stage[main]/Postgresqls/File[/var/lib/pgsql/data/pg_hba.conf]/content: current_value {md5}75d10aa75d5abb0893682de8622f3061, should be {md5}8b442599e252d81648a5d891ba462b6f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Postgresqls/File[/var/lib/pgsql/data/pg_hba.conf]/mode: current_value 0600, should be 0644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/Stage[main]/Postgresqls/File[/var/lib/pgsql/data/pg_hba.conf]: Scheduling refresh of Service[postgresql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/Stage[main]/Postgresqls/File[/var/lib/pgsql/data/pg_hba.conf]: Scheduling refresh of Service[postgresql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Postgresqls/File[/var/lib/pgsql/data/postgresql.conf]/content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 /var/lib/pgsql/data/postgresql.conf 2014-05-05 23:52:23.237335759 +09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++ /tmp/puppet-file20141129-31877-5m1yc-0 <text:s text:c="5"/>2014-11-29 22:30:21.857824300 +09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@ -1,3 +1,5 @@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# Puppet template. env: 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 ---------------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 PostgreSQL configuration 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 -------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ice: /Stage[main]/Postgresqls/File[/var/lib/pgsql/data/postgresql.conf]/content: current_value {md5}fa29b23c2b50e9776190469975ada334, should be {md5}ec8de8b9e4293833a9eed066a7ba3c75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Postgresqls/File[/var/lib/pgsql/data/postgresql.conf]/mode: current_value 0600, should be 0644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/Stage[main]/Postgresqls/File[/var/lib/pgsql/data/postgresql.conf]: Scheduling refresh of Service[postgresql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/Stage[main]/Postgresqls/File[/var/lib/pgsql/data/postgresql.conf]: Scheduling refresh of Service[postgresql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Postgresqls/Service[postgresql]/ensure: current_value stopped, should be running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/Stage[main]/Postgresqls/Service[postgresql]: Unscheduling refresh on Service[postgresql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Postgresqls]: Would have triggered 'refresh' from 5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Stage[main]: Would have triggered 'refresh' from 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Finished catalog run in 0.90 seco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puppet agents (noop) - s/HBDB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puppet agent -t -v --noop --certname HBDB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key for hbdb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sr_attributes file loading from /etc/puppet/csr_attributes.yam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certificate request for hbdb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ertificate Request fingerprint (SHA256): 46:E9:7A:BE:A0:2D:A9:2F:A9:93:2D:3C:60:C1:CD:3B:2C:DD:6A:0A:C3:EA:20:1C:29:38:E8:1F:55:2A:A6:F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bdb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bdb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Retrieving plu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atalog for hbdb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Applying configuration version '1417267801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deve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syst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Groups]: Would have triggered 'refresh' from 8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syst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dbuser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Users]: Would have triggered 'refresh' from 9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cddv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share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tmp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Dirs]: Would have triggered 'refresh' from 3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project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sbin]/target: current_value share/sbin/, should be /root/share/s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doc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man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etc]/target: current_value share/etc/, should be /root/share/etc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bin]/target: current_value share/bin/, should be /root/share/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Links]: Would have triggered 'refresh' from 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Files/File[/etc/motd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Files]: Would have triggered 'refresh' from 1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Postgresqls/File[/var/lib/pgsql/data/pg_hba.conf]/content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 /var/lib/pgsql/data/pg_hba.conf <text:s text:c="4"/>2014-05-05 23:52:23.237335759 +09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++ /tmp/puppet-file20141129-32192-dxxv42-0 <text:s text:c="4"/>2014-11-29 22:30:25.139792199 +09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@ -1,3 +1,5 @@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# Puppet template. env: 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 PostgreSQL Client Authentication Configuration 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 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ice: /Stage[main]/Postgresqls/File[/var/lib/pgsql/data/pg_hba.conf]/content: current_value {md5}75d10aa75d5abb0893682de8622f3061, should be {md5}8b442599e252d81648a5d891ba462b6f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Postgresqls/File[/var/lib/pgsql/data/pg_hba.conf]/mode: current_value 0600, should be 0644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/Stage[main]/Postgresqls/File[/var/lib/pgsql/data/pg_hba.conf]: Scheduling refresh of Service[postgresql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/Stage[main]/Postgresqls/File[/var/lib/pgsql/data/pg_hba.conf]: Scheduling refresh of Service[postgresql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Postgresqls/File[/var/lib/pgsql/data/postgresql.conf]/content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 /var/lib/pgsql/data/postgresql.conf 2014-05-05 23:52:23.237335759 +09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++ /tmp/puppet-file20141129-32192-6dhkge-0 <text:s text:c="4"/>2014-11-29 22:30:25.154792053 +09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@ -1,3 +1,5 @@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# Puppet template. env: 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 ---------------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 PostgreSQL configuration 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 -------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ice: /Stage[main]/Postgresqls/File[/var/lib/pgsql/data/postgresql.conf]/content: current_value {md5}fa29b23c2b50e9776190469975ada334, should be {md5}ec8de8b9e4293833a9eed066a7ba3c75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Postgresqls/File[/var/lib/pgsql/data/postgresql.conf]/mode: current_value 0600, should be 0644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/Stage[main]/Postgresqls/File[/var/lib/pgsql/data/postgresql.conf]: Scheduling refresh of Service[postgresql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/Stage[main]/Postgresqls/File[/var/lib/pgsql/data/postgresql.conf]: Scheduling refresh of Service[postgresql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Postgresqls/Service[postgresql]/ensure: current_value stopped, should be running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/Stage[main]/Postgresqls/Service[postgresql]: Unscheduling refresh on Service[postgresql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Postgresqls]: Would have triggered 'refresh' from 5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Stage[main]: Would have triggered 'refresh' from 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Finished catalog run in 0.87 seco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puppet agents (noop) - s/HMPM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puppet agent -t -v --noop --certname HMPM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Retrieving plu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atalog for hmpm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Applying configuration version '1417267801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deve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syst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Groups]: Would have triggered 'refresh' from 8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syst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dbuser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Users]: Would have triggered 'refresh' from 9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cddv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share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tmp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Dirs]: Would have triggered 'refresh' from 3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project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sbin]/target: current_value share/sbin/, should be /root/share/s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doc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man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etc]/target: current_value share/etc/, should be /root/share/etc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bin]/target: current_value share/bin/, should be /root/share/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Links]: Would have triggered 'refresh' from 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Files/File[/etc/motd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Files]: Would have triggered 'refresh' from 1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Apaches/File[/etc/httpd/conf/httpd.conf]/content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 /etc/httpd/conf/httpd.conf <text:s/>2013-08-02 20:59:13.000000000 +09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++ /tmp/puppet-file20141129-32507-1yeym66-0 <text:s text:c="3"/>2014-11-29 22:30:27.708767079 +09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@ -1,3 +1,5 @@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# Puppet template. env: 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 This is the main Apache server configuration file. <text:s/>It contains t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 configuration directives that give the server its instruction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ice: /Stage[main]/Apaches/File[/etc/httpd/conf/httpd.conf]/content: current_value {md5}27a5c8d9e75351b08b8ca1171e8a0bbd, should be {md5}13b9e83fc4fc9b79d413d159bd49f87e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/Stage[main]/Apaches/File[/etc/httpd/conf/httpd.conf]: Scheduling refresh of Service[httpd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Apaches/Service[httpd]/ensure: current_value stopped, should be running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/Stage[main]/Apaches/Service[httpd]: Unscheduling refresh on Service[httpd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Apaches]: Would have triggered 'refresh' from 2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Stage[main]: Would have triggered 'refresh' from 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Finished catalog run in 0.85 seco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puppet agents (noop) - s/HMBK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puppet agent -t -v --noop --certname HMBK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key for hmbk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sr_attributes file loading from /etc/puppet/csr_attributes.yam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certificate request for hmbk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ertificate Request fingerprint (SHA256): C4:1D:C4:37:7C:06:F4:80:2C:1C:A5:AB:35:90:42:51:51:32:AD:D8:D8:B2:26:F7:D5:7E:5B:89:E4:88:62:8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mbk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mbk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Retrieving plu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atalog for hmbk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Applying configuration version '1417267801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deve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syst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Groups]: Would have triggered 'refresh' from 8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deve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syst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dbuser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deve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deve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Users]: Would have triggered 'refresh' from 14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cddv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share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tmp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Dirs]: Would have triggered 'refresh' from 3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project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sbin]/target: current_value share/sbin/, should be /root/share/s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doc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man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etc]/target: current_value share/etc/, should be /root/share/etc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bin]/target: current_value share/bin/, should be /root/share/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Links]: Would have triggered 'refresh' from 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Files/File[/etc/motd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Files]: Would have triggered 'refresh' from 1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Stage[main]: Would have triggered 'refresh' from 5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Finished catalog run in 0.82 seco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environment - 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link /etc/puppet/PMGT/demo/sample3/puppet.conf_r to /etc/puppet/puppet.con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restart puppet mas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ppetmaster を停止中: <text:s text:c="36"/>[ <text:s/>OK <text:s/>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ppetmaster を起動中: <text:s text:c="36"/>[ <text:s/>OK <text:s/>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puppet agents (noop) - r/HBWA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puppet agent -t -v --noop --certname HBWA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key for hbwa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sr_attributes file loading from /etc/puppet/csr_attributes.yam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certificate request for hbwa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ertificate Request fingerprint (SHA256): 64:86:C1:05:70:44:1B:CC:A8:E0:06:B7:F9:8E:E9:BF:48:A7:74:A3:ED:C8:F7:0D:F9:64:22:C2:7F:C0:8A:C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bwa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bwa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Retrieving plu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atalog for hbwa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Applying configuration version '1417267835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deve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syst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Groups]: Would have triggered 'refresh' from 8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syst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dbuser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Users]: Would have triggered 'refresh' from 7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cddv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share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tmp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Dirs]: Would have triggered 'refresh' from 3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project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sbin]/target: current_value share/sbin/, should be /root/share/s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doc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man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etc]/target: current_value share/etc/, should be /root/share/etc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bin]/target: current_value share/bin/, should be /root/share/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Links]: Would have triggered 'refresh' from 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Files/File[/etc/motd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Files]: Would have triggered 'refresh' from 1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Apaches/File[/etc/httpd/conf/httpd.conf]/content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 /etc/httpd/conf/httpd.conf <text:s/>2013-08-02 20:59:13.000000000 +09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++ /tmp/puppet-file20141129-721-aurs38-0 <text:s text:c="6"/>2014-11-29 22:30:39.176654984 +09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@ -1,3 +1,5 @@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# Puppet template. env: 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 This is the main Apache server configuration file. <text:s/>It contains t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 configuration directives that give the server its instruction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ice: /Stage[main]/Apaches/File[/etc/httpd/conf/httpd.conf]/content: current_value {md5}27a5c8d9e75351b08b8ca1171e8a0bbd, should be {md5}f867cf373fdc3b4c044a3b423c346eba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/Stage[main]/Apaches/File[/etc/httpd/conf/httpd.conf]: Scheduling refresh of Service[httpd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Apaches/Service[httpd]/ensure: current_value stopped, should be running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/Stage[main]/Apaches/Service[httpd]: Unscheduling refresh on Service[httpd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Apaches]: Would have triggered 'refresh' from 2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Stage[main]: Would have triggered 'refresh' from 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Finished catalog run in 0.89 seco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puppet agents (noop) - r/HBBT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puppet agent -t -v --noop --certname HBBT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key for hbbt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sr_attributes file loading from /etc/puppet/csr_attributes.yam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certificate request for hbbt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ertificate Request fingerprint (SHA256): 43:54:9F:D0:2C:39:A6:B6:1E:75:75:FC:0A:BC:C5:3E:F7:95:11:38:E0:EC:87:B9:AE:7E:74:ED:C9:4A:7C:E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bbt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bbt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Retrieving plu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atalog for hbbt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Applying configuration version '1417267835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deve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syst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Groups]: Would have triggered 'refresh' from 8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syst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dbuser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Users]: Would have triggered 'refresh' from 9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cddv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share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tmp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Dirs]: Would have triggered 'refresh' from 3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project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sbin]/target: current_value share/sbin/, should be /root/share/s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doc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man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etc]/target: current_value share/etc/, should be /root/share/etc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bin]/target: current_value share/bin/, should be /root/share/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Links]: Would have triggered 'refresh' from 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Files/File[/etc/motd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Files]: Would have triggered 'refresh' from 1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Stage[main]: Would have triggered 'refresh' from 5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Finished catalog run in 0.86 seco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puppet agents (noop) - r/HBFP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puppet agent -t -v --noop --certname HBFP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key for hbfp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sr_attributes file loading from /etc/puppet/csr_attributes.yam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certificate request for hbfp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ertificate Request fingerprint (SHA256): D5:8C:0F:DE:E7:37:D2:C7:59:26:64:E3:55:C1:61:AB:61:99:06:07:16:E7:45:2C:DC:DC:67:A3:2D:33:DD:C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bfp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bfp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Retrieving plu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atalog for hbfp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Applying configuration version '1417267835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deve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syst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Groups]: Would have triggered 'refresh' from 8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syst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dbuser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Users]: Would have triggered 'refresh' from 9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cddv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share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tmp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Dirs]: Would have triggered 'refresh' from 3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project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sbin]/target: current_value share/sbin/, should be /root/share/s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doc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man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etc]/target: current_value share/etc/, should be /root/share/etc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bin]/target: current_value share/bin/, should be /root/share/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Links]: Would have triggered 'refresh' from 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Files/File[/etc/motd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Files]: Would have triggered 'refresh' from 1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Stage[main]: Would have triggered 'refresh' from 5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Finished catalog run in 0.81 seco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puppet agents (noop) - r/HBDB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puppet agent -t -v --noop --certname HBDB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key for hbdb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sr_attributes file loading from /etc/puppet/csr_attributes.yam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certificate request for hbdb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ertificate Request fingerprint (SHA256): 69:84:A8:E4:1C:0E:1C:47:C5:A1:42:57:55:73:6C:3A:4E:CA:AB:BE:D9:E2:6D:94:50:BF:7D:28:A5:06:C6:6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bdb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bdb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Retrieving plu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atalog for hbdb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Applying configuration version '1417267835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deve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syst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Groups]: Would have triggered 'refresh' from 8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syst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dbuser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Users]: Would have triggered 'refresh' from 9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cddv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share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tmp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Dirs]: Would have triggered 'refresh' from 3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project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sbin]/target: current_value share/sbin/, should be /root/share/s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doc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man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etc]/target: current_value share/etc/, should be /root/share/etc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bin]/target: current_value share/bin/, should be /root/share/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Links]: Would have triggered 'refresh' from 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Files/File[/etc/motd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Files]: Would have triggered 'refresh' from 1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Postgresqls/File[/var/lib/pgsql/data/pg_hba.conf]/content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 /var/lib/pgsql/data/pg_hba.conf <text:s text:c="4"/>2014-05-05 23:52:23.237335759 +09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++ /tmp/puppet-file20141129-1777-pmx1wt-0 <text:s text:c="5"/>2014-11-29 22:30:50.509544290 +09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@ -1,3 +1,5 @@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# Puppet template. env: 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 PostgreSQL Client Authentication Configuration 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 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ice: /Stage[main]/Postgresqls/File[/var/lib/pgsql/data/pg_hba.conf]/content: current_value {md5}75d10aa75d5abb0893682de8622f3061, should be {md5}9c547cace338b808d54b840e72d022f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Postgresqls/File[/var/lib/pgsql/data/pg_hba.conf]/mode: current_value 0600, should be 0644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/Stage[main]/Postgresqls/File[/var/lib/pgsql/data/pg_hba.conf]: Scheduling refresh of Service[postgresql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/Stage[main]/Postgresqls/File[/var/lib/pgsql/data/pg_hba.conf]: Scheduling refresh of Service[postgresql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Postgresqls/File[/var/lib/pgsql/data/postgresql.conf]/content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 /var/lib/pgsql/data/postgresql.conf 2014-05-05 23:52:23.237335759 +09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++ /tmp/puppet-file20141129-1777-x6ewlp-0 <text:s text:c="5"/>2014-11-29 22:30:50.522544163 +09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@ -1,3 +1,5 @@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# Puppet template. env: 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 ---------------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 PostgreSQL configuration 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 -------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ice: /Stage[main]/Postgresqls/File[/var/lib/pgsql/data/postgresql.conf]/content: current_value {md5}fa29b23c2b50e9776190469975ada334, should be {md5}f3e4a66e057ae95f9112d6fc391551c9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Postgresqls/File[/var/lib/pgsql/data/postgresql.conf]/mode: current_value 0600, should be 0644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/Stage[main]/Postgresqls/File[/var/lib/pgsql/data/postgresql.conf]: Scheduling refresh of Service[postgresql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/Stage[main]/Postgresqls/File[/var/lib/pgsql/data/postgresql.conf]: Scheduling refresh of Service[postgresql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Postgresqls/Service[postgresql]/ensure: current_value stopped, should be running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/Stage[main]/Postgresqls/Service[postgresql]: Unscheduling refresh on Service[postgresql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Postgresqls]: Would have triggered 'refresh' from 5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Stage[main]: Would have triggered 'refresh' from 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Finished catalog run in 0.90 seco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puppet agents (noop) - r/HMPM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puppet agent -t -v --noop --certname HMPM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Retrieving plu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atalog for hmpm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Applying configuration version '1417267835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deve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syst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Groups]: Would have triggered 'refresh' from 8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syst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dbuser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Users]: Would have triggered 'refresh' from 9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cddv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share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tmp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Dirs]: Would have triggered 'refresh' from 3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project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sbin]/target: current_value share/sbin/, should be /root/share/s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doc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man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etc]/target: current_value share/etc/, should be /root/share/etc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bin]/target: current_value share/bin/, should be /root/share/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Links]: Would have triggered 'refresh' from 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Files/File[/etc/motd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Files]: Would have triggered 'refresh' from 1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Apaches/File[/etc/httpd/conf/httpd.conf]/content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 /etc/httpd/conf/httpd.conf <text:s/>2013-08-02 20:59:13.000000000 +09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++ /tmp/puppet-file20141129-2140-rdxe1a-0 <text:s text:c="5"/>2014-11-29 22:30:53.131518691 +09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@ -1,3 +1,5 @@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# Puppet template. env: 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 This is the main Apache server configuration file. <text:s/>It contains t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# configuration directives that give the server its instruction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ice: /Stage[main]/Apaches/File[/etc/httpd/conf/httpd.conf]/content: current_value {md5}27a5c8d9e75351b08b8ca1171e8a0bbd, should be {md5}f867cf373fdc3b4c044a3b423c346eba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/Stage[main]/Apaches/File[/etc/httpd/conf/httpd.conf]: Scheduling refresh of Service[httpd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Apaches/Service[httpd]/ensure: current_value stopped, should be running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/Stage[main]/Apaches/Service[httpd]: Unscheduling refresh on Service[httpd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Apaches]: Would have triggered 'refresh' from 2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Stage[main]: Would have triggered 'refresh' from 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Finished catalog run in 0.85 seco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puppet agents (noop) - r/HMBK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puppet agent -t -v --noop --certname HMBK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key for hmbk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sr_attributes file loading from /etc/puppet/csr_attributes.yam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reating a new SSL certificate request for hmbk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ertificate Request fingerprint (SHA256): 77:37:B9:29:E9:23:6E:8B:47:13:BF:FE:27:C6:F6:2C:8E:7E:26:48:4C:84:50:FF:5E:D6:0A:5F:72:A2:74:3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mbk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ertificate for hmbk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Retrieving plu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Caching catalog for hmbk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 Applying configuration version '1417267835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ope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infr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deve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busi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Groups/Group[systcom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Groups]: Would have triggered 'refresh' from 8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busi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deve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syst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1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dbuser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deve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deve002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operexe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Users/User[infr003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Users]: Would have triggered 'refresh' from 14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mnt/cddv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share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acku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tmp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send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local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2/etc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root/tmp]/mode: current_value 0755, should be 0700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bin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3/log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Dirs/File[/business/g1/data/receive]/ensure: current_value absent, should be directory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Dirs]: Would have triggered 'refresh' from 3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project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sbin]/target: current_value share/sbin/, should be /root/share/s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doc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man]/ensure: current_value directory, should be link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etc]/target: current_value share/etc/, should be /root/share/etc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Links/File[/root/bin]/target: current_value share/bin/, should be /root/share/bin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Links]: Would have triggered 'refresh' from 6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/Stage[main]/Files/File[/etc/motd]/ensure: current_value absent, should be present (noo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Class[Files]: Would have triggered 'refresh' from 1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Stage[main]: Would have triggered 'refresh' from 5 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ice: Finished catalog run in 0.81 seco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restore puppet.conf - /etc/puppet/PMGT/backup/puppet.conf.de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:info: restore autosign.conf - /etc/puppet/PMGT/backup/autosign.conf.de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ppetmaster を停止中: <text:s text:c="36"/>[ <text:s/>OK <text:s/>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ppetmaster を起動中: <text:s text:c="36"/>[ <text:s/>OK <text:s/>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ot@HMPM01/demo 22:30:56#</text:p>
          </table:table-cell>
          <table:table-cell table:number-columns-repeated="1023"/>
        </table:table-row>
        <table:table-row table:style-name="ro1" table:number-rows-repeated="10455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0000/00/00</text:date>, <text:time style:data-style-name="N2" text:time-value="22:28:56.263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e free</meta:initial-creator>
    <meta:creation-date>2014-03-20T23:30:37.56</meta:creation-date>
    <dc:date>2014-11-29T22:35:05.358000000</dc:date>
    <meta:editing-duration>P2DT15H25M14S</meta:editing-duration>
    <meta:editing-cycles>512</meta:editing-cycles>
    <meta:generator>LibreOffice/4.2.6.3$Windows_x86 LibreOffice_project/3fd416d4c6db7d3204c17ce57a1d70f6e531ee21</meta:generator>
    <meta:document-statistic meta:table-count="4" meta:cell-count="3210" meta:object-count="0"/>
  </office:meta>
</office:document-meta>
</file>